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0*"/>
    </style:style>
    <style:style style:name="Tabella4.B" style:family="table-column">
      <style:table-column-properties style:column-width="6.747cm" style:rel-column-width="26008*"/>
    </style:style>
    <style:style style:name="Tabella4.C" style:family="table-column">
      <style:table-column-properties style:column-width="1.753cm" style:rel-column-width="6758*"/>
    </style:style>
    <style:style style:name="Tabella4.D" style:family="table-column">
      <style:table-column-properties style:column-width="4.251cm" style:rel-column-width="16389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1bcd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14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2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23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25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26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27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28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29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30" style:family="paragraph" style:parent-style-name="Table_20_Contents">
      <style:text-properties style:font-name="Ubuntu Light" fo:font-size="7pt" style:font-size-asian="7pt" style:font-size-complex="7pt"/>
    </style:style>
    <style:style style:name="P31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32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3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34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35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left="0.101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fo:color="#ffffff" style:font-name="Ubuntu Light" fo:font-size="9pt" fo:font-style="normal" style:text-underline-style="none" fo:font-weight="normal" officeooo:rsid="007771e8" officeooo:paragraph-rsid="002553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4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Ubuntu Light1" fo:font-size="9pt" officeooo:rsid="006dbc43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height-rel="paragraph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zione1">
        <text:section text:style-name="Sect2" text:name="Sezione2">
          <text:p text:style-name="P1">Pag. <text:page-number text:select-page="current">1</text:page-number><text:s/>di <text:page-count>1</text:page-count></text:p>
          <text:p text:style-name="P15">ORDINE FORNITORE</text:p>
          <text:p text:style-name="P15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0">ORDINE NR. <text:s text:c="43"/></text:p>
                  <text:p text:style-name="P11"><text:span text:style-name="T3"><text:placeholder text:placeholder-type="text">&lt;o.name&gt;</text:placeholder></text:span><text:span text:style-name="T3"><text:s text:c="12"/></text:span></text:p>
                </table:table-cell>
                <table:table-cell table:style-name="Tabella1.B1" office:value-type="string">
                  <text:p text:style-name="P21">DEL</text:p>
                  <text:p text:style-name="P10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0">CONSEGNA RICHIESTA</text:p>
                  <text:p text:style-name="P22"/>
                  <text:p text:style-name="P29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0">CONSEGNA PREVISTA</text:p>
                  <text:p text:style-name="P22"/>
                  <text:p text:style-name="P29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0">NOTE:</text:p>
                  <text:p text:style-name="P22"/>
                  <text:p text:style-name="P29"/>
                </table:table-cell>
                <table:covered-table-cell/>
              </table:table-row>
            </table:table>
            <text:p text:style-name="P13"/>
            <text:p text:style-name="P13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7">SPETT.LE</text:p>
                  <text:p text:style-name="P17"><text:placeholder text:placeholder-type="text">&lt;o.partner_id.name&gt;</text:placeholder></text:p>
                  <text:p text:style-name="P19"><text:placeholder text:placeholder-type="text">&lt;o.partner_id.street or ''&gt;</text:placeholder><text:s text:c="2"/><text:placeholder text:placeholder-type="text">&lt;o.partner_id.city or ''&gt;</text:placeholder><text:s/>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8">DESTINATARIO</text:p>
                  <text:p text:style-name="P17"><text:placeholder text:placeholder-type="text">&lt;o.destination_partner_id.name if o.destination_partner_id else ''&gt;</text:placeholder></text:p>
                  <text:p text:style-name="P19"><text:placeholder text:placeholder-type="text">&lt;(o.destination_partner_id.street or '')  if o.destination_partner_id else ''&gt;</text:placeholder></text:p>
                  <text:p text:style-name="P18"><text:span text:style-name="T6"><text:placeholder text:placeholder-type="text">&lt;o.destination_partner_id.zip if o.destination_partner_id else ''&gt;</text:placeholder></text:span><text:span text:style-name="T6"><text:s/></text:span><text:span text:style-name="T6"><text:placeholder text:placeholder-type="text">&lt;(o.destination_partner_id.city or '')  if o.destination_partner_id else ''&gt;</text:placeholder></text:span><text:span text:style-name="T6"><text:s/></text:span><text:span text:style-name="T6"><text:placeholder text:placeholder-type="text">&lt;(o.destination_partner_id.country_id.name or '')  if o.destination_partner_id else ''&gt;</text:placeholder></text:span></text:p>
                  <text:p text:style-name="P31"/>
                </table:table-cell>
              </table:table-row>
            </table:table>
            <text:p text:style-name="P13"/>
            <text:p text:style-name="P13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24">ARTICOLO / ARTICLE</text:p>
              </table:table-cell>
              <table:table-cell table:style-name="Tabella3.A1" office:value-type="string">
                <text:p text:style-name="P23">DESCRIZIONE / DESCRIPTION <text:s text:c="32"/>COLORE / COLOR</text:p>
              </table:table-cell>
              <table:table-cell table:style-name="Tabella3.A1" office:value-type="string">
                <text:p text:style-name="P24">U.M.</text:p>
              </table:table-cell>
              <table:table-cell table:style-name="Tabella3.A1" office:value-type="string">
                <text:p text:style-name="P24">Q.TA' / <text:s/>Q.TY</text:p>
              </table:table-cell>
              <table:table-cell table:style-name="Tabella3.A1" office:value-type="string">
                <text:p text:style-name="P24">PREZZO / PRICE</text:p>
              </table:table-cell>
              <table:table-cell table:style-name="Tabella3.A1" office:value-type="string">
                <text:p text:style-name="P24">SCONTI <text:s/></text:p>
                <text:p text:style-name="P24">DISCOUNTS</text:p>
              </table:table-cell>
              <table:table-cell table:style-name="Tabella3.A1" office:value-type="string">
                <text:p text:style-name="P24">IMPORTO</text:p>
              </table:table-cell>
              <table:table-cell table:style-name="Tabella3.H1" office:value-type="string">
                <text:p text:style-name="P24">ALIQ.</text:p>
              </table:table-cell>
            </table:table-row>
            <table:table-row>
              <table:table-cell table:style-name="Tabella3.A2" table:number-columns-spanned="8" office:value-type="string">
                <text:p text:style-name="P43"><text:text-input text:description="for each=&quot;l in o.order_line&quo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1"><text:placeholder text:placeholder-type="text">&lt;l.product_id.default_code or ''&gt;</text:placeholder></text:p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</table:table-cell>
              <table:table-cell table:style-name="Tabella3.A3" office:value-type="string">
                <text:p text:style-name="P44"><text:placeholder text:placeholder-type="text">&lt;l.product_id.name or ''&gt;</text:placeholder></text:p>
              </table:table-cell>
              <table:table-cell table:style-name="Tabella3.A3" office:value-type="string">
                <text:p text:style-name="P39"><text:placeholder text:placeholder-type="text">&lt;l.product_uom.name&gt;</text:placeholder></text:p>
              </table:table-cell>
              <table:table-cell table:style-name="Tabella3.A3" office:value-type="string">
                <text:p text:style-name="P37"><text:placeholder text:placeholder-type="text">&lt;l.product_qty&gt;</text:placeholder></text:p>
              </table:table-cell>
              <table:table-cell table:style-name="Tabella3.A3" office:value-type="string">
                <text:p text:style-name="P36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38"/>
              </table:table-cell>
              <table:table-cell table:style-name="Tabella3.A3" office:value-type="string">
                <text:p text:style-name="P38"><text:placeholder text:placeholder-type="text">&lt;l.price_subtotal&gt;</text:placeholder></text:p>
              </table:table-cell>
              <table:table-cell table:style-name="Tabella3.A2" office:value-type="string">
                <text:p text:style-name="P38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2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3"/>
          <text:p text:style-name="P13"/>
          <text:p text:style-name="P13"/>
          <text:p text:style-name="P14"/>
          <text:p text:style-name="P14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26">SPEDIZIONE A MEZZO</text:p>
                <text:p text:style-name="P33"/>
              </table:table-cell>
              <table:table-cell table:style-name="Tabella4.B1" office:value-type="string">
                <text:p text:style-name="P26">PAGAMENTO</text:p>
                <text:p text:style-name="P40"><text:placeholder text:placeholder-type="text">&lt;o.payment_term_id.name&gt;</text:placeholder></text:p>
              </table:table-cell>
              <table:table-cell table:style-name="Tabella4.C1" office:value-type="string">
                <text:p text:style-name="P34"/>
              </table:table-cell>
              <table:table-cell table:style-name="Tabella4.C1" office:value-type="string">
                <text:p text:style-name="P35"/>
              </table:table-cell>
            </table:table-row>
            <table:table-row>
              <table:table-cell table:style-name="Tabella4.A2" office:value-type="string">
                <text:p text:style-name="P25">PORTO</text:p>
                <text:p text:style-name="P33"/>
              </table:table-cell>
              <table:table-cell table:style-name="Tabella4.B2" office:value-type="string">
                <text:p text:style-name="P25">APPOGGIO BANCARIO</text:p>
                <text:p text:style-name="P32"/>
              </table:table-cell>
              <table:table-cell table:style-name="Tabella4.C1" office:value-type="string">
                <text:p text:style-name="P32"/>
              </table:table-cell>
              <table:table-cell table:style-name="Tabella4.B1" office:value-type="string">
                <text:p text:style-name="P25">TOTALE</text:p>
                <text:p text:style-name="P46"><text:span text:style-name="T7"/></text:p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height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><text:placeholder text:placeholder-type="text">&lt;setLang(o.partner_id.lang or 'it_IT')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6"/>
              <text:p text:style-name="MP6"/>
              <text:p text:style-name="MP6"/>
              <text:p text:style-name="MP7"/>
              <text:p text:style-name="MP7"/>
              <text:p text:style-name="MP8"/>
            </table:table-cell>
            <table:table-cell table:style-name="Tabella5.B1" office:value-type="string">
              <text:p text:style-name="MP9"><text:span text:style-name="MT1"><text:placeholder text:placeholder-type="text">&lt;company.street&gt;</text:placeholder></text:span><text:span text:style-name="MT1"><text:s/>- </text:span><text:span text:style-name="MT2"><text:placeholder text:placeholder-type="text">&lt;company.zip&gt;</text:placeholder></text:span><text:span text:style-name="MT2"><text:s/>-</text:span><text:span text:style-name="MT3"> </text:span><text:span text:style-name="MT2"><text:placeholder text:placeholder-type="text">&lt;company.city&gt;</text:placeholder></text:span><text:span text:style-name="MT2"><text:s/>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10"><text:span text:style-name="MT2">Tel. </text:span><text:span text:style-name="MT2"><text:placeholder text:placeholder-type="text">&lt;company.phone or ''&gt;</text:placeholder></text:span></text:p>
              <text:p text:style-name="MP9"><text:span text:style-name="MT1">Fax </text:span><text:span text:style-name="MT1"><text:placeholder text:placeholder-type="text">&lt;company.fax or ''&gt;</text:placeholder></text:span></text:p>
              <text:p text:style-name="MP11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1"><text:span text:style-name="MT4">C.F. - P. IVA <text:s text:c="2"/>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3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9-10-01T10:41:21.363235799</dc:date>
    <meta:editing-duration>PT1H41M18S</meta:editing-duration>
    <meta:editing-cycles>16</meta:editing-cycles>
    <meta:generator>LibreOffice/6.0.7.3$Linux_x86 LibreOffice_project/00m0$Build-3</meta:generator>
    <meta:document-statistic meta:table-count="5" meta:image-count="0" meta:object-count="0" meta:page-count="1" meta:paragraph-count="49" meta:word-count="152" meta:character-count="1444" meta:non-whitespace-character-count="1246"/>
  </office:meta>
</office:document-meta>
</file>